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0dac94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2" office:value-type="string">
            <text:p text:style-name="P6"><text:placeholder text:placeholder-type="text" text:description="Tarifa Suministro">&lt;tupla[7]&gt;</text:placeholder></text:p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0:57:13.046123245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0:57:12.966164034</dc:date>
    <meta:editing-duration>P2DT6H54M23S</meta:editing-duration>
    <meta:editing-cycles>81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4" meta:character-count="493" meta:non-whitespace-character-count="465"/>
  </office:meta>
</office:document-meta>
</file>